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397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num{Idle,Counting,<text:line-break/>int current = Idle; <text:line-break/><text:line-break/>#define G1 A0<text:line-break/>#define G2 A1<text:line-break/>#define G3 A2<text:line-break/>#define G4 A3<text:line-break/>#define Y1 A4<text:line-break/>#define Y2 A5<text:line-break/>#define R1 3<text:line-break/>#define R2 4<text:line-break/>int ES = 6;                  <text:line-break/>int XS = 7;             <text:line-break/>int count;<text:line-break/><text:line-break/>// Step1. Created for the input signal, prevName, currName.<text:line-break/><text:line-break/>int prevESstat = 0;<text:line-break/>int currESstat = 0;<text:line-break/>int prevXSstat = 0;<text:line-break/>int currXSstat = 0;<text:line-break/><text:line-break/>void setup()<text:line-break/>{<text:line-break/>  Serial.begin(9600);<text:line-break/>  pinMode(G1, OUTPUT);<text:line-break/>  pinMode(G2, OUTPUT);<text:line-break/>  pinMode(G3, OUTPUT);<text:line-break/>  pinMode(G4, OUTPUT);<text:line-break/>  pinMode(Y1, OUTPUT);<text:line-break/>  pinMode(Y2, OUTPUT);<text:line-break/>  pinMode(R1, OUTPUT);<text:line-break/>  pinMode(R2, OUTPUT);<text:line-break/>  pinMode(ES, INPUT);<text:line-break/>  pinMode(XS, INPUT);<text:line-break/>}<text:line-break/><text:line-break/>void output(int G1Value, int G2Value, int G3Value, int G4Value, int Y1Value, int Y2Value, int R1Value, int R2Value)<text:line-break/>{<text:line-break/>  digitalWrite(G1, G1Value);<text:line-break/>  digitalWrite(G2, G2Value);<text:line-break/>  digitalWrite(G3, G3Value);<text:line-break/>  digitalWrite(G4, G4Value);<text:line-break/>  digitalWrite(Y1, Y1Value);<text:line-break/>  digitalWrite(Y2, Y2Value);<text:line-break/>  digitalWrite(R1, R1Value);<text:line-break/>  digitalWrite(R2, R2Value);<text:line-break/>}<text:line-break/><text:line-break/>void loop()<text:line-break/>{<text:line-break/><text:soft-page-break/>  //Step 2. Read current before load<text:line-break/>  currESstat = digitalRead(ES);<text:line-break/>  currXSstat = digitalRead(XS);<text:line-break/>  <text:line-break/>  switch(current){<text:line-break/>    case Idle:<text:line-break/>    Serial.println("Idle");<text:line-break/>    output(0,0,0,0,0,0,0,0);<text:line-break/>    count = 0;<text:line-break/>    delay(100);<text:line-break/>        current = Counting; <text:line-break/>    break;<text:line-break/>    case Counting:<text:line-break/>    Serial.println("Counting");<text:line-break/>    Serial.println(count);<text:line-break/>    if (prevESstat == 0 &amp;&amp; currESstat == 1){<text:line-break/>          count++; //count = count+1<text:line-break/>          current = Counting;<text:line-break/>    }<text:line-break/>    if (prevXSstat == 0 &amp;&amp; currXSstat == 1){<text:line-break/>          if (count &gt; 1){<text:line-break/>            count--; //count = count-1<text:line-break/>            current = Counting;<text:line-break/>          }<text:line-break/>    }<text:line-break/>    if((prevESstat == 0 &amp;&amp; currESstat == 1 &amp;&amp; count == 1)||(prevXSstat == 0 &amp;&amp; currXSstat == 1 &amp;&amp; count == 1)){<text:line-break/>          current = Having1Person; <text:line-break/>        }<text:line-break/>    if((prevESstat == 0 &amp;&amp; currESstat == 1 &amp;&amp; count == 2)||(prevXSstat == 0 &amp;&amp; currXSstat == 1 &amp;&amp; count == 2)){<text:line-break/>          current = Having2Persons; <text:line-break/>        }<text:line-break/>    if((prevESstat == 0 &amp;&amp; currESstat == 1 &amp;&amp; count == 3)||(prevXSstat == 0 &amp;&amp; currXSstat == 1 &amp;&amp; count == 3)){<text:line-break/>          current = Having3Persons; <text:line-break/>        }<text:line-break/>    if((prevESstat == 0 &amp;&amp; currESstat == 1 &amp;&amp; count == 4)||(prevXSstat == 0 &amp;&amp; currXSstat == 1 &amp;&amp; count == 4)){<text:line-break/>          current = Having4Persons; <text:line-break/>        }<text:line-break/>    if((prevESstat == 0 &amp;&amp; currESstat == 1 &amp;&amp; count == 5)||(prevXSstat == 0 &amp;&amp; currXSstat == 1 &amp;&amp; count == 5)){<text:line-break/>          current = Having5Persons; <text:line-break/>        }<text:line-break/>    if((prevESstat == 0 &amp;&amp; currESstat == 1 &amp;&amp; count == 6)||(prevXSstat == 0 &amp;&amp; currXSstat == 1 &amp;&amp; count == 6)){<text:line-break/>          current = Having6Persons; <text:line-break/>        }<text:line-break/>    if((prevESstat == 0 &amp;&amp; currESstat == 1 &amp;&amp; count == 7)||(prevXSstat == 0 &amp;&amp; currXSstat == 1 &amp;&amp; count == 7)){<text:line-break/>          current = Having7Persons; <text:line-break/><text:soft-page-break/>        }<text:line-break/>    if((prevESstat == 0 &amp;&amp; currESstat == 1 &amp;&amp; count == 8)||(prevXSstat == 0 &amp;&amp; currXSstat == 1 &amp;&amp; count == 8)){<text:line-break/>          current = Having8Persons; <text:line-break/>        }<text:line-break/>    if((prevESstat == 0 &amp;&amp; currESstat == 1 &amp;&amp; count &gt; 8)||(prevXSstat == 0 &amp;&amp; currXSstat == 1 &amp;&amp; count &gt; 8)){<text:line-break/>          current = TooManyOff1; <text:line-break/>        }<text:line-break/>    break;<text:line-break/>    case Having1Person:<text:line-break/>    Serial.println("Having1Person"<text:line-break/>    output(1,0,0,0,0,0,0,0);<text:line-break/>    delay(100);<text:line-break/>    current = Counting;<text:line-break/>    break;<text:line-break/>      case Having2Persons:<text:line-break/>    Serial.println("<text:line-break/>    output(1,1,0,0,0,0,0,0);<text:line-break/>    delay(100); <text:line-break/>    current = Counting;<text:line-break/>break;   <text:line-break/>  case Having3Persons:<text:line-break/>    Serial.println("<text:line-break/>    output(1,1,1,0,0,0,0,0);<text:line-break/>    delay(100); <text:line-break/>    current = Counting;<text:line-break/>break;  <text:line-break/>    case Having4Persons:<text:line-break/>    Serial.println("<text:line-break/>    output(1,1,1,1,0,0,0,0);<text:line-break/>    delay(100); <text:line-break/>    current = Counting;<text:line-break/>break; <text:line-break/>    case Having5Persons:<text:line-break/>    Serial.println("<text:line-break/>    output(1,1,1,1,1,0,0,0);<text:line-break/>    delay(100); <text:line-break/>    current = Counting;<text:line-break/>break; <text:line-break/>    case Having6Persons:<text:line-break/>    Serial.println("<text:line-break/>    output(1,1,1,1,1,1,0,0);<text:line-break/>    delay(100); <text:line-break/>    current = Counting;<text:line-break/>break; <text:line-break/>    case Having7Persons:<text:line-break/>    Serial.println("<text:line-break/>    output(1,1,1,1,1,1,1,0);<text:line-break/>    delay(100); <text:line-break/>    current = Counting;<text:line-break/>break; <text:line-break/><text:soft-page-break/>    case Having8Persons:<text:line-break/>    Serial.println("<text:line-break/>    output(1,1,1,1,1,1,1,1);<text:line-break/>    delay(100);  <text:line-break/>    current = Counting;<text:line-break/>break; <text:line-break/>    case TooManyOff1:<text:line-break/>    Serial.println("TooManyOff1");<text:line-break/>    output(0,0,0,0,0,0,0,0);<text:line-break/>    delay(500);<text:line-break/>    current = TooManyOn1;<text:line-break/>break; <text:line-break/>    case TooManyOn1:<text:line-break/>    Serial.println("TooManyOn1");<text:line-break/>    output(1,1,1,1,1,1,1,1);<text:line-break/>    delay(500);<text:line-break/>    current = TooManyOff2;<text:line-break/>break; <text:line-break/>    case TooManyOff2:<text:line-break/>    Serial.println("TooManyOff2");<text:line-break/>    output(0,0,0,0,0,0,0,0);<text:line-break/>    delay(500);<text:line-break/>    current = TooManyOn2; <text:line-break/>break; <text:line-break/>    case TooManyOn2:<text:line-break/>    Serial.println("TooManyOn2");<text:line-break/>    output(1,1,1,1,1,1,1,1);<text:line-break/>    delay(500);<text:line-break/>    current = Counting;<text:line-break/>break; <text:line-break/>  }<text:line-break/>  prevESstat = currESstat;<text:line-break/>  prevXSstat = currXSstat;<text:line-break/>  <text:line-break/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4:51:12.902836848</meta:creation-date>
    <dc:date>2024-12-09T14:51:53.589100408</dc:date>
    <meta:editing-duration>PT41S</meta:editing-duration>
    <meta:editing-cycles>1</meta:editing-cycles>
    <meta:document-statistic meta:table-count="0" meta:image-count="0" meta:object-count="0" meta:page-count="4" meta:paragraph-count="1" meta:word-count="536" meta:character-count="4667" meta:non-whitespace-character-count="3434"/>
    <meta:generator>LibreOffice/7.3.7.2$Linux_X86_64 LibreOffice_project/30$Build-2</meta:generator>
  </office:meta>
</office:document-meta>
</file>